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paper">
            <text:p>paper</text:p>
          </table:table-cell>
          <table:table-cell office:value-type="string" office:string-value="mean_intensity">
            <text:p>mean_intensity</text:p>
          </table:table-cell>
          <table:table-cell office:value-type="string" office:string-value="rms_contrast">
            <text:p>rms_contrast</text:p>
          </table:table-cell>
          <table:table-cell office:value-type="string" office:string-value="mean_gradient">
            <text:p>mean_gradient</text:p>
          </table:table-cell>
          <table:table-cell office:value-type="string" office:string-value="correlation_length_px">
            <text:p>correlation_length_px</text:p>
          </table:table-cell>
          <table:table-cell office:value-type="string" office:string-value="acf_fwhm_px">
            <text:p>acf_fwhm_px</text:p>
          </table:table-cell>
          <table:table-cell office:value-type="string" office:string-value="power_scale_px">
            <text:p>power_scale_px</text:p>
          </table:table-cell>
        </table:table-row>
        <table:table-row>
          <table:table-cell office:value-type="string" office:string-value="Cancon C à grain 125 horizontal">
            <text:p>Cancon C à grain 125 horizontal</text:p>
          </table:table-cell>
          <table:table-cell office:value-type="float" office:value="0.852306620922188">
            <text:p>0.852306620922188</text:p>
          </table:table-cell>
          <table:table-cell office:value-type="float" office:value="0.10953887864648638">
            <text:p>0.10953887864648638</text:p>
          </table:table-cell>
          <table:table-cell office:value-type="float" office:value="0.052476726269634774">
            <text:p>0.052476726269634774</text:p>
          </table:table-cell>
          <table:table-cell office:value-type="float" office:value="3.5511085828802686">
            <text:p>3.5511085828802686</text:p>
          </table:table-cell>
          <table:table-cell office:value-type="float" office:value="5.133943089442014">
            <text:p>5.133943089442014</text:p>
          </table:table-cell>
          <table:table-cell office:value-type="float" office:value="9.876423888204318">
            <text:p>9.876423888204318</text:p>
          </table:table-cell>
        </table:table-row>
        <table:table-row>
          <table:table-cell office:value-type="string" office:string-value="Cancon C à grain 125 vertikal">
            <text:p>Cancon C à grain 125 vertikal</text:p>
          </table:table-cell>
          <table:table-cell office:value-type="float" office:value="0.8160632783657975">
            <text:p>0.8160632783657975</text:p>
          </table:table-cell>
          <table:table-cell office:value-type="float" office:value="0.12704361160393843">
            <text:p>0.12704361160393843</text:p>
          </table:table-cell>
          <table:table-cell office:value-type="float" office:value="0.057277029513034164">
            <text:p>0.057277029513034164</text:p>
          </table:table-cell>
          <table:table-cell office:value-type="float" office:value="4.077072635218883">
            <text:p>4.077072635218883</text:p>
          </table:table-cell>
          <table:table-cell office:value-type="float" office:value="6.040925491989966">
            <text:p>6.040925491989966</text:p>
          </table:table-cell>
          <table:table-cell office:value-type="float" office:value="11.28698387388055">
            <text:p>11.28698387388055</text:p>
          </table:table-cell>
        </table:table-row>
        <table:table-row>
          <table:table-cell office:value-type="string" office:string-value="Canson 1557 120 horizontal">
            <text:p>Canson 1557 120 horizontal</text:p>
          </table:table-cell>
          <table:table-cell office:value-type="float" office:value="0.8111115250942608">
            <text:p>0.8111115250942608</text:p>
          </table:table-cell>
          <table:table-cell office:value-type="float" office:value="0.1169271865088825">
            <text:p>0.1169271865088825</text:p>
          </table:table-cell>
          <table:table-cell office:value-type="float" office:value="0.052130961093321763">
            <text:p>0.052130961093321763</text:p>
          </table:table-cell>
          <table:table-cell office:value-type="float" office:value="4.6019557994629645">
            <text:p>4.6019557994629645</text:p>
          </table:table-cell>
          <table:table-cell office:value-type="float" office:value="6.4979979820608635">
            <text:p>6.4979979820608635</text:p>
          </table:table-cell>
          <table:table-cell office:value-type="float" office:value="11.432742861987057">
            <text:p>11.432742861987057</text:p>
          </table:table-cell>
        </table:table-row>
        <table:table-row>
          <table:table-cell office:value-type="string" office:string-value="Canson 1557 120 vertikal">
            <text:p>Canson 1557 120 vertikal</text:p>
          </table:table-cell>
          <table:table-cell office:value-type="float" office:value="0.8161739213413662">
            <text:p>0.8161739213413662</text:p>
          </table:table-cell>
          <table:table-cell office:value-type="float" office:value="0.11023580899782479">
            <text:p>0.11023580899782479</text:p>
          </table:table-cell>
          <table:table-cell office:value-type="float" office:value="0.04878764817910094">
            <text:p>0.04878764817910094</text:p>
          </table:table-cell>
          <table:table-cell office:value-type="float" office:value="4.347300182131668">
            <text:p>4.347300182131668</text:p>
          </table:table-cell>
          <table:table-cell office:value-type="float" office:value="6.29707444643844">
            <text:p>6.29707444643844</text:p>
          </table:table-cell>
          <table:table-cell office:value-type="float" office:value="11.385397647684098">
            <text:p>11.385397647684098</text:p>
          </table:table-cell>
        </table:table-row>
        <table:table-row>
          <table:table-cell office:value-type="string" office:string-value="Canson Graduate Sketching 96 horizontal">
            <text:p>Canson Graduate Sketching 96 horizontal</text:p>
          </table:table-cell>
          <table:table-cell office:value-type="float" office:value="0.8254172978636292">
            <text:p>0.8254172978636292</text:p>
          </table:table-cell>
          <table:table-cell office:value-type="float" office:value="0.1060027666372231">
            <text:p>0.1060027666372231</text:p>
          </table:table-cell>
          <table:table-cell office:value-type="float" office:value="0.05341941106685044">
            <text:p>0.05341941106685044</text:p>
          </table:table-cell>
          <table:table-cell office:value-type="float" office:value="3.2321011528289865">
            <text:p>3.2321011528289865</text:p>
          </table:table-cell>
          <table:table-cell office:value-type="float" office:value="4.744906282042788">
            <text:p>4.744906282042788</text:p>
          </table:table-cell>
          <table:table-cell office:value-type="float" office:value="9.352074532886204">
            <text:p>9.352074532886204</text:p>
          </table:table-cell>
        </table:table-row>
        <table:table-row>
          <table:table-cell office:value-type="string" office:string-value="Canson Graduate Sketching 96 vertikal">
            <text:p>Canson Graduate Sketching 96 vertikal</text:p>
          </table:table-cell>
          <table:table-cell office:value-type="float" office:value="0.8266466550036436">
            <text:p>0.8266466550036436</text:p>
          </table:table-cell>
          <table:table-cell office:value-type="float" office:value="0.1062927215334548">
            <text:p>0.1062927215334548</text:p>
          </table:table-cell>
          <table:table-cell office:value-type="float" office:value="0.04951992330721933">
            <text:p>0.04951992330721933</text:p>
          </table:table-cell>
          <table:table-cell office:value-type="float" office:value="3.6743572149333383">
            <text:p>3.6743572149333383</text:p>
          </table:table-cell>
          <table:table-cell office:value-type="float" office:value="5.466409540272757">
            <text:p>5.466409540272757</text:p>
          </table:table-cell>
          <table:table-cell office:value-type="float" office:value="10.488499749099551">
            <text:p>10.488499749099551</text:p>
          </table:table-cell>
        </table:table-row>
        <table:table-row>
          <table:table-cell office:value-type="string" office:string-value="Canson One 100 horizontal">
            <text:p>Canson One 100 horizontal</text:p>
          </table:table-cell>
          <table:table-cell office:value-type="float" office:value="0.8583048123300075">
            <text:p>0.8583048123300075</text:p>
          </table:table-cell>
          <table:table-cell office:value-type="float" office:value="0.09462197753398138">
            <text:p>0.09462197753398138</text:p>
          </table:table-cell>
          <table:table-cell office:value-type="float" office:value="0.04411565058871836">
            <text:p>0.04411565058871836</text:p>
          </table:table-cell>
          <table:table-cell office:value-type="float" office:value="3.8952662900481014">
            <text:p>3.8952662900481014</text:p>
          </table:table-cell>
          <table:table-cell office:value-type="float" office:value="5.591678780432383">
            <text:p>5.591678780432383</text:p>
          </table:table-cell>
          <table:table-cell office:value-type="float" office:value="10.318846614194571">
            <text:p>10.318846614194571</text:p>
          </table:table-cell>
        </table:table-row>
        <table:table-row>
          <table:table-cell office:value-type="string" office:string-value="Canson One 100 vertikal">
            <text:p>Canson One 100 vertikal</text:p>
          </table:table-cell>
          <table:table-cell office:value-type="float" office:value="0.8496941046707333">
            <text:p>0.8496941046707333</text:p>
          </table:table-cell>
          <table:table-cell office:value-type="float" office:value="0.10622970732088523">
            <text:p>0.10622970732088523</text:p>
          </table:table-cell>
          <table:table-cell office:value-type="float" office:value="0.04860461067945714">
            <text:p>0.04860461067945714</text:p>
          </table:table-cell>
          <table:table-cell office:value-type="float" office:value="3.9366352570753507">
            <text:p>3.9366352570753507</text:p>
          </table:table-cell>
          <table:table-cell office:value-type="float" office:value="5.727844866808872">
            <text:p>5.727844866808872</text:p>
          </table:table-cell>
          <table:table-cell office:value-type="float" office:value="10.673340803883981">
            <text:p>10.673340803883981</text:p>
          </table:table-cell>
        </table:table-row>
        <table:table-row>
          <table:table-cell office:value-type="string" office:string-value="Canson XL Sketch 90 horizontal">
            <text:p>Canson XL Sketch 90 horizontal</text:p>
          </table:table-cell>
          <table:table-cell office:value-type="float" office:value="0.7393988811553353">
            <text:p>0.7393988811553353</text:p>
          </table:table-cell>
          <table:table-cell office:value-type="float" office:value="0.13514038942791462">
            <text:p>0.13514038942791462</text:p>
          </table:table-cell>
          <table:table-cell office:value-type="float" office:value="0.07018664414362596">
            <text:p>0.07018664414362596</text:p>
          </table:table-cell>
          <table:table-cell office:value-type="float" office:value="3.425383507498817">
            <text:p>3.425383507498817</text:p>
          </table:table-cell>
          <table:table-cell office:value-type="float" office:value="5.0690703028723885">
            <text:p>5.0690703028723885</text:p>
          </table:table-cell>
          <table:table-cell office:value-type="float" office:value="9.825041132745946">
            <text:p>9.825041132745946</text:p>
          </table:table-cell>
        </table:table-row>
        <table:table-row>
          <table:table-cell office:value-type="string" office:string-value="Canson XL Sketch 90 vertikal">
            <text:p>Canson XL Sketch 90 vertikal</text:p>
          </table:table-cell>
          <table:table-cell office:value-type="float" office:value="0.7634323109524945">
            <text:p>0.7634323109524945</text:p>
          </table:table-cell>
          <table:table-cell office:value-type="float" office:value="0.1390147428376646">
            <text:p>0.1390147428376646</text:p>
          </table:table-cell>
          <table:table-cell office:value-type="float" office:value="0.0688424894522259">
            <text:p>0.0688424894522259</text:p>
          </table:table-cell>
          <table:table-cell office:value-type="float" office:value="3.596184034272256">
            <text:p>3.596184034272256</text:p>
          </table:table-cell>
          <table:table-cell office:value-type="float" office:value="5.340044040334288">
            <text:p>5.340044040334288</text:p>
          </table:table-cell>
          <table:table-cell office:value-type="float" office:value="10.372658967538397">
            <text:p>10.372658967538397</text:p>
          </table:table-cell>
        </table:table-row>
        <table:table-row>
          <table:table-cell office:value-type="string" office:string-value="Hahnemühle Nostalgie 190 horizontal">
            <text:p>Hahnemühle Nostalgie 190 horizontal</text:p>
          </table:table-cell>
          <table:table-cell office:value-type="float" office:value="0.8153528759264284">
            <text:p>0.8153528759264284</text:p>
          </table:table-cell>
          <table:table-cell office:value-type="float" office:value="0.08802831041870579">
            <text:p>0.08802831041870579</text:p>
          </table:table-cell>
          <table:table-cell office:value-type="float" office:value="0.04242333675484256">
            <text:p>0.04242333675484256</text:p>
          </table:table-cell>
          <table:table-cell office:value-type="float" office:value="4.326501925669853">
            <text:p>4.326501925669853</text:p>
          </table:table-cell>
          <table:table-cell office:value-type="float" office:value="5.993851967876705">
            <text:p>5.993851967876705</text:p>
          </table:table-cell>
          <table:table-cell office:value-type="float" office:value="11.248014009849404">
            <text:p>11.248014009849404</text:p>
          </table:table-cell>
        </table:table-row>
        <table:table-row>
          <table:table-cell office:value-type="string" office:string-value="Hahnemühle Nostalgie 190 vertikal">
            <text:p>Hahnemühle Nostalgie 190 vertikal</text:p>
          </table:table-cell>
          <table:table-cell office:value-type="float" office:value="0.7890410146108932">
            <text:p>0.7890410146108932</text:p>
          </table:table-cell>
          <table:table-cell office:value-type="float" office:value="0.10512120816078047">
            <text:p>0.10512120816078047</text:p>
          </table:table-cell>
          <table:table-cell office:value-type="float" office:value="0.05027020516892812">
            <text:p>0.05027020516892812</text:p>
          </table:table-cell>
          <table:table-cell office:value-type="float" office:value="4.755090296775318">
            <text:p>4.755090296775318</text:p>
          </table:table-cell>
          <table:table-cell office:value-type="float" office:value="6.400914965309631">
            <text:p>6.400914965309631</text:p>
          </table:table-cell>
          <table:table-cell office:value-type="float" office:value="11.488268628013806">
            <text:p>11.488268628013806</text:p>
          </table:table-cell>
        </table:table-row>
        <table:table-row>
          <table:table-cell office:value-type="string" office:string-value="Kopierpapier 80 horizontal">
            <text:p>Kopierpapier 80 horizontal</text:p>
          </table:table-cell>
          <table:table-cell office:value-type="float" office:value="0.7967318529594276">
            <text:p>0.7967318529594276</text:p>
          </table:table-cell>
          <table:table-cell office:value-type="float" office:value="0.09643416302633301">
            <text:p>0.09643416302633301</text:p>
          </table:table-cell>
          <table:table-cell office:value-type="float" office:value="0.051554852806512445">
            <text:p>0.051554852806512445</text:p>
          </table:table-cell>
          <table:table-cell office:value-type="float" office:value="3.1652080371958573">
            <text:p>3.1652080371958573</text:p>
          </table:table-cell>
          <table:table-cell office:value-type="float" office:value="4.411158925428449">
            <text:p>4.411158925428449</text:p>
          </table:table-cell>
          <table:table-cell office:value-type="float" office:value="8.960843448693751">
            <text:p>8.960843448693751</text:p>
          </table:table-cell>
        </table:table-row>
        <table:table-row>
          <table:table-cell office:value-type="string" office:string-value="Kopierpapier 80 vertikal">
            <text:p>Kopierpapier 80 vertikal</text:p>
          </table:table-cell>
          <table:table-cell office:value-type="float" office:value="0.8341009357885354">
            <text:p>0.8341009357885354</text:p>
          </table:table-cell>
          <table:table-cell office:value-type="float" office:value="0.0792285199520678">
            <text:p>0.0792285199520678</text:p>
          </table:table-cell>
          <table:table-cell office:value-type="float" office:value="0.04145498118607711">
            <text:p>0.04145498118607711</text:p>
          </table:table-cell>
          <table:table-cell office:value-type="float" office:value="2.9302767376359613">
            <text:p>2.9302767376359613</text:p>
          </table:table-cell>
          <table:table-cell office:value-type="float" office:value="4.124062676578692">
            <text:p>4.124062676578692</text:p>
          </table:table-cell>
          <table:table-cell office:value-type="float" office:value="8.692893843701878">
            <text:p>8.692893843701878</text:p>
          </table:table-cell>
        </table:table-row>
        <table:table-row>
          <table:table-cell office:value-type="string" office:string-value="Malblock Recycling horizontal">
            <text:p>Malblock Recycling horizontal</text:p>
          </table:table-cell>
          <table:table-cell office:value-type="float" office:value="0.8631237990071376">
            <text:p>0.8631237990071376</text:p>
          </table:table-cell>
          <table:table-cell office:value-type="float" office:value="0.05628701406349893">
            <text:p>0.05628701406349893</text:p>
          </table:table-cell>
          <table:table-cell office:value-type="float" office:value="0.028228775572986715">
            <text:p>0.028228775572986715</text:p>
          </table:table-cell>
          <table:table-cell office:value-type="float" office:value="3.229450926115997">
            <text:p>3.229450926115997</text:p>
          </table:table-cell>
          <table:table-cell office:value-type="float" office:value="3.9669116723878632">
            <text:p>3.9669116723878632</text:p>
          </table:table-cell>
          <table:table-cell office:value-type="float" office:value="8.49324615480055">
            <text:p>8.49324615480055</text:p>
          </table:table-cell>
        </table:table-row>
        <table:table-row>
          <table:table-cell office:value-type="string" office:string-value="Pinkes Skizzenbuch Umschlag horizontal">
            <text:p>Pinkes Skizzenbuch Umschlag horizontal</text:p>
          </table:table-cell>
          <table:table-cell office:value-type="float" office:value="0.8688808139151997">
            <text:p>0.8688808139151997</text:p>
          </table:table-cell>
          <table:table-cell office:value-type="float" office:value="0.0643381216875581">
            <text:p>0.0643381216875581</text:p>
          </table:table-cell>
          <table:table-cell office:value-type="float" office:value="0.03492238123846494">
            <text:p>0.03492238123846494</text:p>
          </table:table-cell>
          <table:table-cell office:value-type="float" office:value="2.888837924685459">
            <text:p>2.888837924685459</text:p>
          </table:table-cell>
          <table:table-cell office:value-type="float" office:value="4.058349243885416">
            <text:p>4.058349243885416</text:p>
          </table:table-cell>
          <table:table-cell office:value-type="float" office:value="8.899997460162863">
            <text:p>8.899997460162863</text:p>
          </table:table-cell>
        </table:table-row>
        <table:table-row>
          <table:table-cell office:value-type="string" office:string-value="Pinkes Skizzenbuch horizontal">
            <text:p>Pinkes Skizzenbuch horizontal</text:p>
          </table:table-cell>
          <table:table-cell office:value-type="float" office:value="0.8942288407269451">
            <text:p>0.8942288407269451</text:p>
          </table:table-cell>
          <table:table-cell office:value-type="float" office:value="0.06853102048671136">
            <text:p>0.06853102048671136</text:p>
          </table:table-cell>
          <table:table-cell office:value-type="float" office:value="0.024300357842516485">
            <text:p>0.024300357842516485</text:p>
          </table:table-cell>
          <table:table-cell office:value-type="float" office:value="7.054083791133847">
            <text:p>7.054083791133847</text:p>
          </table:table-cell>
          <table:table-cell office:value-type="float" office:value="9.55032147456876">
            <text:p>9.55032147456876</text:p>
          </table:table-cell>
          <table:table-cell office:value-type="float" office:value="15.637057336876607">
            <text:p>15.637057336876607</text:p>
          </table:table-cell>
        </table:table-row>
        <table:table-row>
          <table:table-cell office:value-type="string" office:string-value="Rösler Parchment Rose 100 horizontal">
            <text:p>Rösler Parchment Rose 100 horizontal</text:p>
          </table:table-cell>
          <table:table-cell office:value-type="float" office:value="0.7552955912620657">
            <text:p>0.7552955912620657</text:p>
          </table:table-cell>
          <table:table-cell office:value-type="float" office:value="0.12104738504368485">
            <text:p>0.12104738504368485</text:p>
          </table:table-cell>
          <table:table-cell office:value-type="float" office:value="0.05702459811637891">
            <text:p>0.05702459811637891</text:p>
          </table:table-cell>
          <table:table-cell office:value-type="float" office:value="3.9554861721786843">
            <text:p>3.9554861721786843</text:p>
          </table:table-cell>
          <table:table-cell office:value-type="float" office:value="5.912701786403524">
            <text:p>5.912701786403524</text:p>
          </table:table-cell>
          <table:table-cell office:value-type="float" office:value="11.346777351866779">
            <text:p>11.346777351866779</text:p>
          </table:table-cell>
        </table:table-row>
        <table:table-row>
          <table:table-cell office:value-type="string" office:string-value="Rösler Parchment Rose 100 vertikal">
            <text:p>Rösler Parchment Rose 100 vertikal</text:p>
          </table:table-cell>
          <table:table-cell office:value-type="float" office:value="0.7297621703564293">
            <text:p>0.7297621703564293</text:p>
          </table:table-cell>
          <table:table-cell office:value-type="float" office:value="0.14089166680663515">
            <text:p>0.14089166680663515</text:p>
          </table:table-cell>
          <table:table-cell office:value-type="float" office:value="0.06141173110540969">
            <text:p>0.06141173110540969</text:p>
          </table:table-cell>
          <table:table-cell office:value-type="float" office:value="4.536076327517597">
            <text:p>4.536076327517597</text:p>
          </table:table-cell>
          <table:table-cell office:value-type="float" office:value="6.766204067988028">
            <text:p>6.766204067988028</text:p>
          </table:table-cell>
          <table:table-cell office:value-type="float" office:value="12.58438998269878">
            <text:p>12.584389982698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